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REV. DR. H. PEREIRA MENDES./</text:p>
      <text:p text:style-name="P2">NEW YORK CITY./</text:p>
      <text:p text:style-name="P3">Dear Mr Morais/</text:p>
      <text:p text:style-name="P3"><text:tab/>Thanks for corrections/--we forgot to say candidates for/ Rabbinical Diploma must be graduates/ of a University in our scheme.-/</text:p>
      <text:p text:style-name="P3"><text:tab/>Will you please/ write Mr Newbeyer our secretary/ 271 Seventh St, New York City, answer/ to following/</text:p>
      <text:p text:style-name="P3">1. <text:s/>Is Mr Brunswick a subscriber or donor./</text:p>
      <text:p text:style-name="P3">2. " " Lazarus Meyer " a "/</text:p>
      <text:p text:style-name="P3">3. Is Sol<text:span text:style-name="T2">n</text:span><text:span text:style-name="T3"> Gans. annual donor or $50 or what?/</text:span></text:p>
      <text:p text:style-name="P3"><text:span text:style-name="T3">4. Is Judith S Cohen a Mrs or Miss? <text:s/>(1229 Franklin St.)/</text:span></text:p>
      <text:p text:style-name="P3"><text:span text:style-name="T3">5. What is Miss Phillips first name--the/ $500 lady./</text:span></text:p>
      <text:p text:style-name="P3"><text:span text:style-name="T3">Mr N. was here tonight on Seminary/ matters: he will suggest formation/ of local committees and ladies </text:span><text:soft-page-break/><text:span text:style-name="T3">auxiliaries/ all over country; he will personally/</text:span></text:p>
      <text:p text:style-name="P3"><text:span text:style-name="T3"/></text:p>
      <text:p text:style-name="P3"><text:span text:style-name="T3">[Page 2]</text:span></text:p>
      <text:p text:style-name="P3"><text:span text:style-name="T3">work N. Yk &amp; hasten eastern states by means/ of the brotherhoods;--The trustees meet/ soon--he will let me know,--/ Mr D. has returned--have written/ him your message from [?]/</text:span></text:p>
      <text:p text:style-name="P3"><text:span text:style-name="T3"><text:tab/>Good Shabat/ Yrs/ H Pereira Mend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47:43.86</meta:creation-date>
    <dc:date>2012-01-23T14:52:56.16</dc:date>
    <dc:creator>Penn Libraries</dc:creator>
    <meta:editing-duration>PT00H05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24" meta:character-count="2137"/>
  </office:meta>
</office:document-meta>
</file>